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FreeSerif1" svg:font-family="FreeSerif" style:font-family-generic="roman"/>
    <style:font-face style:name="Consolas" svg:font-family="Consolas" style:font-family-generic="swiss" style:font-pitch="fixed"/>
    <style:font-face style:name="Corbel1" svg:font-family="Corbel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088cm" fo:min-width="4.312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0.712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1.978cm" style:use-optimal-column-width="false"/>
    </style:style>
    <style:style style:name="co2" style:family="table-column">
      <style:table-column-properties style:column-width="1.893cm" style:use-optimal-column-width="false"/>
    </style:style>
    <style:style style:name="co3" style:family="table-column">
      <style:table-column-properties style:column-width="1.831cm" style:use-optimal-column-width="false"/>
    </style:style>
    <style:style style:name="co4" style:family="table-column">
      <style:table-column-properties style:column-width="1.851cm" style:use-optimal-column-width="false"/>
    </style:style>
    <style:style style:name="co5" style:family="table-column">
      <style:table-column-properties style:column-width="2.019cm" style:use-optimal-column-width="false"/>
    </style:style>
    <style:style style:name="co6" style:family="table-column">
      <style:table-column-properties style:column-width="2.061cm" style:use-optimal-column-width="false"/>
    </style:style>
    <style:style style:name="co7" style:family="table-column">
      <style:table-column-properties style:column-width="1.914cm" style:use-optimal-column-width="false"/>
    </style:style>
    <style:style style:name="co8" style:family="table-column">
      <style:table-column-properties style:column-width="2.104cm" style:use-optimal-column-width="false"/>
    </style:style>
    <style:style style:name="co9" style:family="table-column">
      <style:table-column-properties style:column-width="2.04cm" style:use-optimal-column-width="false"/>
    </style:style>
    <style:style style:name="co10" style:family="table-column">
      <style:table-column-properties style:column-width="3.864cm" style:use-optimal-column-width="false"/>
    </style:style>
    <style:style style:name="ro1" style:family="table-row">
      <style:table-row-properties style:row-height="0.964cm" style:use-optimal-row-height="false"/>
    </style:style>
    <style:style style:name="ro2" style:family="table-row">
      <style:table-row-properties style:row-height="1.256cm" style:use-optimal-row-height="false"/>
    </style:style>
    <style:style style:name="ro3" style:family="table-row">
      <style:table-row-properties style:row-height="1.257cm" style:use-optimal-row-height="false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color="#666666" style:text-position="-33% 58%"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style:text-position="-33% 58%" style:font-name="FreeSerif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66% 58%" fo:font-style="normal" style:font-style-asian="normal" style:font-style-complex="normal"/>
    </style:style>
    <style:style style:name="T10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text-position="33% 58%" fo:font-style="normal" style:font-style-asian="normal" style:font-style-complex="normal"/>
    </style:style>
    <style:style style:name="T13" style:family="text">
      <style:text-properties style:text-position="-33% 58%"/>
    </style:style>
    <style:style style:name="T14" style:family="text">
      <style:text-properties style:text-position="super 58%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FreeSerif1" fo:font-style="italic" style:font-name-asian="FreeSerif1" style:font-style-asian="italic" style:font-name-complex="FreeSerif1" style:font-style-complex="italic"/>
    </style:style>
    <style:style style:name="T19" style:family="text">
      <style:text-properties fo:color="#666666" fo:font-size="10pt" style:font-size-asian="10pt" style:font-size-complex="10pt"/>
    </style:style>
    <style:style style:name="T20" style:family="text">
      <style:text-properties fo:color="#21409a"/>
    </style:style>
    <style:style style:name="T21" style:family="text">
      <style:text-properties fo:color="#21409a" style:font-name="Consolas"/>
    </style:style>
    <style:style style:name="T22" style:family="text">
      <style:text-properties fo:color="#21409a" style:text-position="-33% 58%"/>
    </style:style>
    <style:style style:name="T23" style:family="text">
      <style:text-properties fo:font-variant="normal" fo:text-transform="none" fo:color="#21409a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1409a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21409a" style:text-position="66% 58%"/>
    </style:style>
    <style:style style:name="T26" style:family="text">
      <style:text-properties fo:color="#21409a" fo:font-weight="bold" style:font-weight-asian="bold" style:font-weight-complex="bold"/>
    </style:style>
    <style:style style:name="T27" style:family="text">
      <style:text-properties fo:color="#666666"/>
    </style:style>
    <style:style style:name="T28" style:family="text">
      <style:text-properties style:use-window-font-color="true" style:font-name="FreeSerif" fo:font-style="italic" style:font-style-asian="italic" style:font-style-complex="italic"/>
    </style:style>
    <style:style style:name="T29" style:family="text">
      <style:text-properties style:use-window-font-color="true" style:font-name="FreeSerif1" fo:font-style="italic" style:font-name-asian="FreeSerif1" style:font-style-asian="italic" style:font-name-complex="FreeSerif1" style:font-style-complex="italic"/>
    </style:style>
    <style:style style:name="T30" style:family="text">
      <style:text-properties style:use-window-font-color="true"/>
    </style:style>
    <style:style style:name="T31" style:family="text">
      <style:text-properties fo:color="#006c3b" fo:font-weight="normal" style:font-weight-asian="normal" style:font-weight-complex="normal"/>
    </style:style>
    <style:style style:name="T32" style:family="text">
      <style:text-properties fo:color="#006c3b" fo:font-weight="bold" style:font-weight-asian="bold" style:font-weight-complex="bold"/>
    </style:style>
    <style:style style:name="T33" style:family="text">
      <style:text-properties fo:color="#21409a" style:font-name="Consolas" style:text-underline-style="none"/>
    </style:style>
    <style:style style:name="T34" style:family="text">
      <style:text-properties fo:color="#21409a" style:font-name="Consolas" style:text-underline-style="solid" style:text-underline-width="auto" style:text-und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FreeSerif1" style:font-size-asian="32pt" style:font-style-asian="italic" style:font-weight-asian="normal" style:font-name-complex="Free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font-name="FreeSerif" fo:font-style="normal" style:font-style-asian="normal" style:font-style-complex="normal"/>
    </style:style>
    <style:style style:name="T39" style:family="text">
      <style:text-properties style:use-window-font-color="true" style:font-name="Ubuntu" fo:font-style="normal" style:font-style-asian="normal" style:font-style-complex="normal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66% 58%" style:font-name="FreeSerif" fo:font-style="italic" style:font-style-asian="italic" style:font-style-complex="italic"/>
    </style:style>
    <style:style style:name="T42" style:family="text">
      <style:text-properties style:text-position="0% 100%" style:font-name="FreeSerif" fo:font-style="italic" style:font-style-asian="italic" style:font-style-complex="italic"/>
    </style:style>
    <style:style style:name="T43" style:family="text">
      <style:text-properties style:text-position="0% 100%"/>
    </style:style>
    <style:style style:name="T44" style:family="text">
      <style:text-properties fo:color="#21409a" style:text-position="0% 100%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ata Streams:</text:span></text:p>
            <text:p text:style-name="P1"><text:span text:style-name="T2"><text:tab/></text:span><text:span text:style-name="T2">Estimating Moments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Estimating moment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a stream has <text:span text:style-name="T6">A</text:span> distinct elements, and each element has frequency <text:span text:style-name="T6">m</text:span><text:span text:style-name="T7">i</text:span></text:p>
              </text:list-item>
              <text:list-item>
                <text:p><text:span text:style-name="T8">The k</text:span><text:span text:style-name="T9">th</text:span><text:span text:style-name="T8"> order moment of the stream is</text:span></text:p>
              </text:list-item>
              <text:list-item>
                <text:p><text:span text:style-name="T10">The 0</text:span><text:span text:style-name="T11">th</text:span><text:span text:style-name="T10"> order moment</text:span><text:span text:style-name="T8"> is the number of distinct </text:span><text:span text:style-name="T8">elements in the stream</text:span></text:p>
              </text:list-item>
              <text:list-item>
                <text:p><text:span text:style-name="T10">The 1</text:span><text:span text:style-name="T11">st</text:span><text:span text:style-name="T10"> order moment</text:span><text:span text:style-name="T8"> is the length of the stream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5" draw:text-style-name="P9" draw:layer="layout" svg:width="2.886cm" svg:height="2.196cm" svg:x="21.138cm" svg:y="6.86cm" svg:viewBox="0 0 2887 2197" draw:points="1442,2197 0,2197 0,0 2887,0 2887,2197">
            <text:p/>
          </draw:polygon>
          <draw:path draw:style-name="gr6" draw:text-style-name="P10" draw:layer="layout" svg:width="1.311cm" svg:height="1.379cm" svg:x="21.194cm" svg:y="6.959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6" draw:text-style-name="P10" draw:layer="layout" svg:width="0.21cm" svg:height="0.465cm" svg:x="21.743cm" svg:y="8.598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6" draw:text-style-name="P10" draw:layer="layout" svg:width="0.808cm" svg:height="0.447cm" svg:x="22.753cm" svg:y="7.458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39cm" svg:height="0.487cm" svg:x="23.64cm" svg:y="7.008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21cm" svg:height="0.465cm" svg:x="23.62cm" svg:y="7.6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8">The k</text:span><text:span text:style-name="T12">th</text:span><text:span text:style-name="T8"> order moment of the stream is</text:span></text:p>
              </text:list-item>
              <text:list-item>
                <text:p><text:span text:style-name="T10">The 2</text:span><text:span text:style-name="T11">nd</text:span><text:span text:style-name="T10"> order moment</text:span><text:span text:style-name="T8"> is also known as the </text:span><text:span text:style-name="T8">“surprise number” of a stream (large values = </text:span><text:span text:style-name="T8">more uneven distribution)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5" draw:text-style-name="P9" draw:layer="layout" svg:width="2.886cm" svg:height="2.196cm" svg:x="22.3cm" svg:y="3.914cm" svg:viewBox="0 0 2887 2197" draw:points="1442,2197 0,2197 0,0 2887,0 2887,2197">
            <text:p/>
          </draw:polygon>
          <draw:path draw:style-name="gr6" draw:text-style-name="P10" draw:layer="layout" svg:width="1.311cm" svg:height="1.379cm" svg:x="22.356cm" svg:y="4.013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6" draw:text-style-name="P10" draw:layer="layout" svg:width="0.21cm" svg:height="0.465cm" svg:x="22.905cm" svg:y="5.652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6" draw:text-style-name="P10" draw:layer="layout" svg:width="0.808cm" svg:height="0.447cm" svg:x="23.915cm" svg:y="4.512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39cm" svg:height="0.487cm" svg:x="24.802cm" svg:y="4.06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21cm" svg:height="0.465cm" svg:x="24.782cm" svg:y="4.734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draw:frame draw:style-name="standard" draw:layer="layout" svg:width="27.38cm" svg:height="3.636cm" svg:x="0.324cm" svg:y="10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5"/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>m<text:span text:style-name="T13">i</text:span></text:p>
              </table:table-cell>
              <table:table-cell>
                <text:p>i=1</text:p>
              </table:table-cell>
              <table:table-cell>
                <text:p>i=2</text:p>
              </table:table-cell>
              <table:table-cell>
                <text:p>i=3</text:p>
              </table:table-cell>
              <table:table-cell>
                <text:p>i=4</text:p>
              </table:table-cell>
              <table:table-cell>
                <text:p>i=5</text:p>
              </table:table-cell>
              <table:table-cell>
                <text:p>i=6</text:p>
              </table:table-cell>
              <table:table-cell>
                <text:p>i=7</text:p>
              </table:table-cell>
              <table:table-cell>
                <text:p>i=8</text:p>
              </table:table-cell>
              <table:table-cell>
                <text:p>i=9</text:p>
              </table:table-cell>
              <table:table-cell>
                <text:p>i=10</text:p>
              </table:table-cell>
              <table:table-cell>
                <text:p>i=11</text:p>
              </table:table-cell>
              <table:table-cell>
                <text:p>2<text:span text:style-name="T14">nd</text:span> moment</text:p>
              </table:table-cell>
            </table:table-row>
            <table:table-row table:style-name="ro2" table:default-cell-style-name="gray2">
              <table:table-cell>
                <text:p>Seq1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10</text:p>
              </table:table-cell>
            </table:table-row>
            <table:table-row table:style-name="ro3" table:default-cell-style-name="gray1">
              <table:table-cell>
                <text:p>Seq2</text:p>
              </table:table-cell>
              <table:table-cell>
                <text:p>9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8110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\sum m_i^2§svg§600§FALSE§</svg:desc>
          <draw:polygon draw:style-name="gr5" draw:text-style-name="P9" draw:layer="layout" svg:width="1.369cm" svg:height="0.78cm" svg:x="24.847cm" svg:y="9.89cm" svg:viewBox="0 0 1370 781" draw:points="685,781 0,781 0,0 1370,0 1370,781">
            <text:p/>
          </draw:polygon>
          <draw:path draw:style-name="gr6" draw:text-style-name="P10" draw:layer="layout" svg:width="0.631cm" svg:height="0.682cm" svg:x="24.874cm" svg:y="9.939cm" svg:viewBox="0 0 632 683" svg:d="M574 683l58-156h-12c-18 51-69 84-124 99-10 2-56 15-148 15h-285l241-292c3-3 4-5 4-7 0-1 0-3-3-8l-221-311h260c64 0 107 7 111 8 26 5 67 12 105 37 12 7 44 30 60 70h12l-58-138h-561c-11 0-11 0-13 3 0 1 0 11 0 17l251 353-246 296c-5 7-5 9-5 9 0 5 4 5 13 5z">
            <text:p/>
          </draw:path>
          <draw:path draw:style-name="gr6" draw:text-style-name="P10" draw:layer="layout" svg:width="0.388cm" svg:height="0.221cm" svg:x="25.625cm" svg:y="10.186cm" svg:viewBox="0 0 389 222" svg:d="M28 187c-1 8-4 19-4 22 0 8 6 13 14 13 5 0 14-5 17-13 1-2 6-25 9-37l10-44c4-10 6-21 9-33 1-8 5-23 5-24 8-16 33-60 78-60 22 0 26 18 26 34 0 13-3 26-8 40l-13 57-9 38c-2 10-7 26-7 29 0 8 8 13 14 13 15 0 19-12 22-28 6-28 25-99 29-119 1-5 26-64 78-64 20 0 26 17 26 34 0 28-20 84-30 110-4 11-6 17-6 27 0 23 16 40 39 40 45 0 62-71 62-76 0-4-4-4-5-4-5 0-5 1-8 9-7 25-22 60-48 60-9 0-12-5-12-16 0-12 4-24 9-35 9-26 29-80 29-108 0-31-19-52-54-52-37 0-61 21-78 48-1-7-2-24-15-36-12-10-27-12-39-12-43 0-67 31-74 42-2-28-23-42-44-42-22 0-31 19-35 28-9 17-15 46-15 47 0 5 4 5 5 5 6 0 6 0 9-11 8-35 17-58 35-58 7 0 15 3 15 22 0 10-3 16-8 41z">
            <text:p/>
          </draw:path>
          <draw:path draw:style-name="gr6" draw:text-style-name="P10" draw:layer="layout" svg:width="0.147cm" svg:height="0.226cm" svg:x="26.047cm" svg:y="9.974cm" svg:viewBox="0 0 148 227" svg:d="M148 165h-12c-1 8-4 28-9 31-2 3-28 3-32 3h-62c35-33 47-41 67-58 25-20 48-41 48-74 0-41-36-67-79-67-41 0-69 30-69 61 0 18 14 20 17 20 9 0 19-7 19-19 0-5-3-18-20-18 10-24 33-32 49-32 33 0 50 27 50 55 0 30-20 53-31 66l-81 81c-3 3-3 5-3 13h138z">
            <text:p/>
          </draw:path>
          <draw:path draw:style-name="gr6" draw:text-style-name="P10" draw:layer="layout" svg:width="0.1cm" svg:height="0.23cm" svg:x="26.042cm" svg:y="10.296cm" svg:viewBox="0 0 101 231" svg:d="M93 13c0-5-5-13-13-13-10 0-20 9-20 19 0 5 5 13 14 13 10 0 19-10 19-19zM25 187c-2 5-3 8-3 15 0 15 13 29 31 29 34 0 48-48 48-52 0-5-4-5-5-5-4 0-4 2-6 6-8 27-23 41-36 41-7 0-8-5-8-12 0-8 3-14 6-22 3-9 6-18 11-27 2-8 14-40 16-44 1-3 2-7 2-11 0-16-14-28-32-28-34 0-49 46-49 52 0 4 4 4 5 4 6 0 6-2 7-5 8-30 24-43 35-43 6 0 9 4 9 13 0 7-2 13-11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Method for second moment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ssume (for now) that we know <text:span text:style-name="T6">n</text:span>, the length of the stream</text:p>
              </text:list-item>
              <text:list-item>
                <text:p>We will sample <text:span text:style-name="T6">s</text:span> positions</text:p>
              </text:list-item>
              <text:list-item>
                <text:p>For each sample we will have <text:span text:style-name="T6">X.element</text:span> and <text:span text:style-name="T6">X.count</text:span></text:p>
              </text:list-item>
              <text:list-item>
                <text:p><text:span text:style-name="T15">We sample </text:span><text:span text:style-name="T6">s</text:span> random positions in the stream</text:p>
                <text:list>
                  <text:list-header>
                    <text:p><text:span text:style-name="T16">X.element</text:span><text:span text:style-name="T17"> = element in that position, </text:span><text:span text:style-name="T6">X.count ← 1</text:span></text:p>
                    <text:p>When we see <text:span text:style-name="T6">X.element</text:span> again, <text:span text:style-name="T6">X.count ← X.count + 1</text:span></text:p>
                  </text:list-header>
                </text:list>
              </text:list-item>
              <text:list-item>
                <text:p>Estimate second moment as <text:span text:style-name="T6">n(2 </text:span><text:span text:style-name="T18">×</text:span><text:span text:style-name="T6"> X.count - 1)</text:span></text:p>
              </text:list-item>
            </text:list>
          </draw:text-box>
        </draw:frame>
        <draw:frame draw:style-name="gr7" draw:text-style-name="P12" draw:layer="layout" svg:width="26.393cm" svg:height="0.646cm" svg:x="0.334cm" svg:y="14.61cm">
          <draw:text-box>
            <text:p text:style-name="P11"><text:span text:style-name="T19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986cm" svg:x="1.4cm" svg:y="3.685cm" presentation:class="outline" presentation:user-transformed="true">
          <draw:text-box>
            <text:list text:style-name="L2">
              <text:list-item>
                <text:p><text:span text:style-name="T20">Example: </text:span><text:span text:style-name="T21">a,b,c,b,d,a,c,d,a,b,d,c,a,a,b</text:span></text:p>
                <text:list>
                  <text:list-header>
                    <text:p><text:span text:style-name="T20">m</text:span><text:span text:style-name="T22">a</text:span><text:span text:style-name="T20"> = 5, m</text:span><text:span text:style-name="T22">b </text:span><text:span text:style-name="T20">= 4, m</text:span><text:span text:style-name="T22">c</text:span><text:span text:style-name="T20"> = 3, m</text:span><text:span text:style-name="T22">d</text:span><text:span text:style-name="T20"> = 3</text:span></text:p>
                    <text:p><text:span text:style-name="T23">second moment = 5</text:span><text:span text:style-name="T24">2</text:span><text:span text:style-name="T23">+4</text:span><text:span text:style-name="T24">2</text:span><text:span text:style-name="T23">+3</text:span><text:span text:style-name="T24">2</text:span><text:span text:style-name="T23">+3</text:span><text:span text:style-name="T25">2</text:span><text:span text:style-name="T20"> = </text:span><text:span text:style-name="T26">59</text:span></text:p>
                  </text:list-header>
                </text:list>
              </text:list-item>
              <text:list-item>
                <text:p>Suppose we sample s=3 variables X<text:span text:style-name="T13">1</text:span>, X<text:span text:style-name="T13">2</text:span>, X<text:span text:style-name="T13">3</text:span></text:p>
              </text:list-item>
              <text:list-item>
                <text:p>Suppose we pick the 3<text:span text:style-name="T14">rd</text:span>, 8<text:span text:style-name="T14">th</text:span>, and 13<text:span text:style-name="T14">th</text:span> position at random</text:p>
              </text:list-item>
              <text:list-item>
                <text:p>X<text:span text:style-name="T13">1</text:span>.element=c, X<text:span text:style-name="T13">2</text:span>.element=d, X<text:span text:style-name="T13">3</text:span>.element=a</text:p>
              </text:list-item>
              <text:list-item>
                <text:p>X<text:span text:style-name="T13">1</text:span>.count=3, X<text:span text:style-name="T13">2</text:span>.count=2, X<text:span text:style-name="T13">3</text:span>.count=2 <text:span text:style-name="T27">(we count </text:span><text:span text:style-name="T27">forwards only!)</text:span></text:p>
              </text:list-item>
              <text:list-item>
                <text:p><text:span text:style-name="T15">Estimate </text:span><text:span text:style-name="T28">n(2 </text:span><text:span text:style-name="T29">×</text:span><text:span text:style-name="T28"> X.count – 1)</text:span><text:span text:style-name="T30">, first estimate = 15(6-</text:span><text:span text:style-name="T30">1) = 75,</text:span><text:span text:style-name="T30"><text:line-break/></text:span><text:span text:style-name="T30">second estimate 15(4-1) = 45, third estimate 15(4-</text:span><text:span text:style-name="T30">1) = 45,</text:span><text:span text:style-name="T30"><text:line-break/></text:span><text:span text:style-name="T31">average of estimates = 55≃</text:span><text:span text:style-name="T32">59</text:span></text:p>
              </text:list-item>
            </text:list>
          </draw:text-box>
        </draw:frame>
        <draw:frame draw:style-name="gr7" draw:text-style-name="P12" draw:layer="layout" svg:width="26.393cm" svg:height="0.646cm" svg:x="0.334cm" svg:y="14.61cm">
          <draw:text-box>
            <text:p text:style-name="P11"><text:span text:style-name="T19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20">Example: </text:span><text:span text:style-name="T21">a,b,c,b,d,a,c,d,a,b,d,c,a,a,b</text:span></text:p>
              </text:list-item>
              <text:list-item>
                <text:p>Suppose we pick the 3<text:span text:style-name="T14">rd</text:span>, 8<text:span text:style-name="T14">th</text:span>, and 13<text:span text:style-name="T14">th</text:span> position at random</text:p>
              </text:list-item>
              <text:list-item>
                <text:p>X<text:span text:style-name="T13">1</text:span>.element=c, X<text:span text:style-name="T13">2</text:span>.element=d, X<text:span text:style-name="T13">3</text:span>.element=a</text:p>
              </text:list-item>
              <text:list-item>
                <text:p>X<text:span text:style-name="T13">1</text:span>.count=3, X<text:span text:style-name="T13">2</text:span>.count=2, X<text:span text:style-name="T13">3</text:span>.count=2</text:p>
              </text:list-item>
            </text:list>
          </draw:text-box>
        </draw:frame>
        <draw:frame draw:style-name="gr7" draw:text-style-name="P12" draw:layer="layout" svg:width="26.393cm" svg:height="0.646cm" svg:x="0.334cm" svg:y="14.61cm">
          <draw:text-box>
            <text:p text:style-name="P11"><text:span text:style-name="T19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20">Example: </text:span><text:span text:style-name="T21">a,b,c,b,d,</text:span><text:span text:style-name="T33">a,c,d,a,b,d,c,a,a,b</text:span></text:p>
                <text:list>
                  <text:list-header>
                    <text:p><text:span text:style-name="T21">c(6) = ?</text:span></text:p>
                  </text:list-header>
                </text:list>
              </text:list-item>
            </text:list>
          </draw:text-box>
        </draw:frame>
        <draw:custom-shape draw:style-name="gr8" draw:text-style-name="P13" draw:layer="layout" svg:width="5.024cm" svg:height="1.55cm" svg:x="3.581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20">Example: </text:span><text:span text:style-name="T21">a,b,c,b,d,</text:span><text:span text:style-name="T34">a</text:span><text:span text:style-name="T21">,c,d,</text:span><text:span text:style-name="T34">a</text:span><text:span text:style-name="T21">,b,d,c,</text:span><text:span text:style-name="T34">a</text:span><text:span text:style-name="T21">,</text:span><text:span text:style-name="T34">a</text:span><text:span text:style-name="T21">,b</text:span></text:p>
                <text:list>
                  <text:list-header>
                    <text:p><text:span text:style-name="T21">c(6) = 4</text:span></text:p>
                  </text:list-header>
                </text:list>
              </text:list-item>
            </text:list>
          </draw:text-box>
        </draw:frame>
        <draw:frame draw:style-name="gr9" draw:text-style-name="P14" draw:layer="layout" svg:width="11.008cm" svg:height="0.962cm" svg:x="15.045cm" svg:y="12.026cm">
          <draw:text-box>
            <text:p><text:span text:style-name="T27">(remember: we count forwards only!)</text:span></text:p>
          </draw:text-box>
        </draw:frame>
        <draw:connector draw:style-name="gr10" draw:text-style-name="P13" draw:layer="layout" draw:line-skew="2.552cm" svg:x1="9.033cm" svg:y1="12.588cm" svg:x2="14.137cm" svg:y2="11.867cm" svg:d="M9033 12588h5104v-721" svg:viewBox="0 0 5105 722">
          <text:p/>
        </draw:connecto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(i) is the number of times e(i) appears in positions i, i+1, i+2, …, n</text:p>
              </text:list-item>
              <text:list-item>
                <text:p><text:span text:style-name="T15">E[</text:span><text:span text:style-name="T35">n (</text:span><text:span text:style-name="T36">2 ×</text:span><text:span text:style-name="T37"> X.count – 1)</text:span><text:span text:style-name="T15">] is the average of</text:span><text:span text:style-name="T15"><text:line-break/></text:span><text:span text:style-name="T36">n (</text:span><text:span text:style-name="T28">2 c(i) – 1)</text:span><text:span text:style-name="T38"> </text:span><text:span text:style-name="T39">over all positions </text:span><text:span text:style-name="T28">i=1...n</text:span></text:p>
              </text:list-item>
            </text:list>
          </draw:text-box>
        </draw:frame>
        <draw:g>
          <svg:title>TexMaths</svg:title>
          <svg:desc>28§display§E[n (2 \times X.\operatorname{count} - 1)] = \frac{1}{n} \sum_{i=1}^n n (2 c(i) - 1)§svg§600§FALSE§</svg:desc>
          <draw:polygon draw:style-name="gr5" draw:text-style-name="P9" draw:layer="layout" svg:width="18.417cm" svg:height="2.691cm" svg:x="4.429cm" svg:y="10.037cm" svg:viewBox="0 0 18418 2692" draw:points="9210,2692 0,2692 0,0 18418,0 18418,2692">
            <text:p/>
          </draw:polygon>
          <draw:path draw:style-name="gr6" draw:text-style-name="P10" draw:layer="layout" svg:width="0.716cm" svg:height="0.671cm" svg:x="4.467cm" svg:y="10.895cm" svg:viewBox="0 0 717 672" svg:d="M661 441c2-4 4-11 4-13s0-11-11-11c-9 0-11 7-13 11-63 148-99 213-269 213h-144c-13 0-15 0-22 0-9-2-13-2-13-11 0-2 0-5 6-23l68-269h96c85 0 85 21 85 45 0 7 0 18-7 50-2 4-4 6-4 8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6" draw:text-style-name="P10" draw:layer="layout" svg:width="0.136cm" svg:height="0.985cm" svg:x="5.327cm" svg:y="10.826cm" svg:viewBox="0 0 137 986" draw:points="137,986 137,948 40,948 40,40 137,40 137,0 0,0 0,986">
            <text:p/>
          </draw:polygon>
          <draw:path draw:style-name="gr6" draw:text-style-name="P10" draw:layer="layout" svg:width="0.534cm" svg:height="0.447cm" svg:x="5.513cm" svg:y="11.128cm" svg:viewBox="0 0 535 448" svg:d="M58 379c-2 15-9 38-9 42 0 18 14 27 29 27 12 0 30-9 36-27 2-2 14-49 20-74l21-89c6-20 13-43 17-65 5-18 12-47 14-50 13-31 65-121 159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cm" svg:height="0.985cm" svg:x="6.174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93cm" svg:height="0.658cm" svg:x="6.508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6" draw:text-style-name="P10" draw:layer="layout" svg:width="0.476cm" svg:height="0.476cm" svg:x="7.314cm" svg:y="11.081cm" svg:viewBox="0 0 477 477" svg:d="M240 211l-197-198c-14-11-16-13-23-13-11 0-20 9-20 20 0 7 2 9 13 20l198 198-198 199c-11 11-13 13-13 20 0 11 9 20 20 20 7 0 9-2 23-13l194-197 206 204c3 2 9 6 14 6 13 0 20-9 20-20 0-2 0-7-2-11-2-2-159-157-208-208l181-180c4-6 20-20 25-24 0-3 4-7 4-14 0-11-7-20-20-20-7 0-11 4-22 16z">
            <text:p/>
          </draw:path>
          <draw:path draw:style-name="gr6" draw:text-style-name="P10" draw:layer="layout" svg:width="0.812cm" svg:height="0.674cm" svg:x="8.181cm" svg:y="10.893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38-2-38-29 0-16 13-31 24-45l101-107 90-97 100 236c3 11 5 13 5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41 3 41 30 0 15-12 26-21 35z">
            <text:p/>
          </draw:path>
          <draw:path draw:style-name="gr6" draw:text-style-name="P10" draw:layer="layout" svg:width="0.107cm" svg:height="0.107cm" svg:x="9.077cm" svg:y="11.46cm" svg:viewBox="0 0 108 108" svg:d="M108 54c0-29-25-54-54-54s-54 25-54 54 25 54 54 54 54-25 54-54z">
            <text:p/>
          </draw:path>
          <draw:path draw:style-name="gr6" draw:text-style-name="P10" draw:layer="layout" svg:width="0.375cm" svg:height="0.454cm" svg:x="9.462cm" svg:y="11.124cm" svg:viewBox="0 0 376 455" svg:d="M83 229c0-162 81-204 132-204 9 0 72 0 108 36-43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9.894cm" svg:y="11.12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96cm" svg:height="0.447cm" svg:x="10.389cm" svg:y="11.128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6" draw:text-style-name="P10" draw:layer="layout" svg:width="0.496cm" svg:height="0.436cm" svg:x="10.936cm" svg:y="11.128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6" draw:text-style-name="P10" draw:layer="layout" svg:width="0.308cm" svg:height="0.618cm" svg:x="11.442cm" svg:y="10.95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0" draw:layer="layout" svg:width="0.602cm" svg:height="0.042cm" svg:x="12.051cm" svg:y="11.298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2.824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23cm" svg:height="0.985cm" svg:x="13.283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6" draw:text-style-name="P10" draw:layer="layout" svg:width="0.136cm" svg:height="0.985cm" svg:x="13.632cm" svg:y="10.826cm" svg:viewBox="0 0 137 986" draw:points="137,0 0,0 0,40 96,40 96,948 0,948 0,986 137,986">
            <text:p/>
          </draw:polygon>
          <draw:path draw:style-name="gr6" draw:text-style-name="P10" draw:layer="layout" svg:width="0.655cm" svg:height="0.232cm" svg:x="14.213cm" svg:y="11.20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5.451cm" svg:y="10.24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6" draw:text-style-name="P10" draw:layer="layout" svg:width="0.593cm" svg:height="0.042cm" svg:x="15.315cm" svg:y="11.298cm" svg:viewBox="0 0 594 43" draw:points="296,43 0,43 0,0 594,0 594,43">
            <text:p/>
          </draw:polygon>
          <draw:path draw:style-name="gr6" draw:text-style-name="P10" draw:layer="layout" svg:width="0.534cm" svg:height="0.447cm" svg:x="15.344cm" svg:y="11.805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422cm" svg:height="0.313cm" svg:x="16.688cm" svg:y="10.0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1.312cm" svg:height="1.38cm" svg:x="16.242cm" svg:y="10.628cm" svg:viewBox="0 0 1313 1381" svg:d="M1192 1381l121-316h-25c-38 103-143 170-258 199-20 4-116 31-307 31h-593l502-589c6-7 9-11 9-16 0-2 0-4-7-15l-459-628h540c132 0 221 14 230 16 54 9 139 24 217 74 25 15 92 60 126 141h25l-121-278h-1165c-23 0-23 0-27 7 0 2 0 22 0 33l522 713-511 598c-11 14-11 18-11 18 0 12 9 12 27 12z">
            <text:p/>
          </draw:path>
          <draw:path draw:style-name="gr6" draw:text-style-name="P10" draw:layer="layout" svg:width="0.21cm" svg:height="0.465cm" svg:x="16.293cm" svg:y="12.26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507cm" svg:height="0.187cm" svg:x="16.587cm" svg:y="12.46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7.218cm" svg:y="12.2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534cm" svg:height="0.447cm" svg:x="17.801cm" svg:y="11.128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cm" svg:height="0.985cm" svg:x="18.459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93cm" svg:height="0.658cm" svg:x="18.795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6" draw:text-style-name="P10" draw:layer="layout" svg:width="0.384cm" svg:height="0.447cm" svg:x="19.277cm" svg:y="11.128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6" draw:text-style-name="P10" draw:layer="layout" svg:width="0.23cm" svg:height="0.985cm" svg:x="19.761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261cm" svg:height="0.662cm" svg:x="20.074cm" svg:y="10.913cm" svg:viewBox="0 0 262 663" svg:d="M253 36c0-20-13-36-36-36-27 0-53 25-53 52 0 20 13 35 35 35 25 0 54-22 54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6" draw:text-style-name="P10" draw:layer="layout" svg:width="0.23cm" svg:height="0.985cm" svg:x="20.441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042cm" svg:x="21.069cm" svg:y="11.298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2.059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23cm" svg:height="0.985cm" svg:x="22.518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i=1}^n (2 c(i) - 1)§svg§600§FALSE§</svg:desc>
          <draw:polygon draw:style-name="gr5" draw:text-style-name="P9" draw:layer="layout" svg:width="16.673cm" svg:height="2.691cm" svg:x="4.429cm" svg:y="12.885cm" svg:viewBox="0 0 16674 2692" draw:points="8337,2692 0,2692 0,0 16674,0 16674,2692">
            <text:p/>
          </draw:polygon>
          <draw:path draw:style-name="gr6" draw:text-style-name="P10" draw:layer="layout" svg:width="0.716cm" svg:height="0.671cm" svg:x="4.467cm" svg:y="13.743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6" draw:text-style-name="P10" draw:layer="layout" svg:width="0.136cm" svg:height="0.985cm" svg:x="5.327cm" svg:y="13.674cm" svg:viewBox="0 0 137 986" draw:points="137,986 137,948 40,948 40,40 137,40 137,0 0,0 0,986">
            <text:p/>
          </draw:polygon>
          <draw:path draw:style-name="gr6" draw:text-style-name="P10" draw:layer="layout" svg:width="0.534cm" svg:height="0.447cm" svg:x="5.513cm" svg:y="13.976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cm" svg:height="0.985cm" svg:x="6.174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93cm" svg:height="0.658cm" svg:x="6.508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0" draw:layer="layout" svg:width="0.476cm" svg:height="0.476cm" svg:x="7.314cm" svg:y="13.929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6" draw:text-style-name="P10" draw:layer="layout" svg:width="0.812cm" svg:height="0.674cm" svg:x="8.181cm" svg:y="13.74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10" draw:layer="layout" svg:width="0.107cm" svg:height="0.107cm" svg:x="9.077cm" svg:y="14.308cm" svg:viewBox="0 0 108 108" svg:d="M108 54c0-29-25-54-54-54s-54 25-54 54 25 54 54 54 54-25 54-54z">
            <text:p/>
          </draw:path>
          <draw:path draw:style-name="gr6" draw:text-style-name="P10" draw:layer="layout" svg:width="0.375cm" svg:height="0.454cm" svg:x="9.462cm" svg:y="13.9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9.894cm" svg:y="13.97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47cm" svg:x="10.389cm" svg:y="13.97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0" draw:layer="layout" svg:width="0.496cm" svg:height="0.436cm" svg:x="10.936cm" svg:y="13.9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6" draw:text-style-name="P10" draw:layer="layout" svg:width="0.308cm" svg:height="0.618cm" svg:x="11.442cm" svg:y="13.806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0" draw:layer="layout" svg:width="0.602cm" svg:height="0.042cm" svg:x="12.051cm" svg:y="14.146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2.824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23cm" svg:height="0.985cm" svg:x="13.283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6" draw:text-style-name="P10" draw:layer="layout" svg:width="0.136cm" svg:height="0.985cm" svg:x="13.633cm" svg:y="13.674cm" svg:viewBox="0 0 137 986" draw:points="137,0 0,0 0,40 96,40 96,948 0,948 0,986 137,986">
            <text:p/>
          </draw:polygon>
          <draw:path draw:style-name="gr6" draw:text-style-name="P10" draw:layer="layout" svg:width="0.655cm" svg:height="0.232cm" svg:x="14.213cm" svg:y="14.0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22cm" svg:height="0.313cm" svg:x="15.696cm" svg:y="12.87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1.312cm" svg:height="1.38cm" svg:x="15.252cm" svg:y="13.476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6" draw:text-style-name="P10" draw:layer="layout" svg:width="0.21cm" svg:height="0.465cm" svg:x="15.302cm" svg:y="15.117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507cm" svg:height="0.187cm" svg:x="15.597cm" svg:y="15.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6.227cm" svg:y="15.11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3cm" svg:height="0.985cm" svg:x="16.715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93cm" svg:height="0.658cm" svg:x="17.049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0" draw:layer="layout" svg:width="0.384cm" svg:height="0.447cm" svg:x="17.533cm" svg:y="13.976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6" draw:text-style-name="P10" draw:layer="layout" svg:width="0.23cm" svg:height="0.985cm" svg:x="18.016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261cm" svg:height="0.662cm" svg:x="18.33cm" svg:y="13.761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6" draw:text-style-name="P10" draw:layer="layout" svg:width="0.23cm" svg:height="0.985cm" svg:x="18.697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042cm" svg:x="19.322cm" svg:y="14.146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0.312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23cm" svg:height="0.985cm" svg:x="20.774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7.905cm" svg:x="1.4cm" svg:y="5.585cm" presentation:class="outline" presentation:user-transformed="true">
          <draw:text-box>
            <text:list text:style-name="L2">
              <text:list-item>
                <text:p>Now focus on element a that appears m<text:span text:style-name="T13">a</text:span> times in the stream</text:p>
                <text:list>
                  <text:list-item>
                    <text:p>The last time a appears this term is 2c(i) – 1 = 2x1-1 = 1</text:p>
                  </text:list-item>
                  <text:list-item>
                    <text:p>Just before that, 2c(i)-1 = 2x2-1 = 3</text:p>
                  </text:list-item>
                  <text:list-item>
                    <text:p>…</text:p>
                  </text:list-item>
                  <text:list-item>
                    <text:p>Until 2m<text:span text:style-name="T13">a</text:span> – 1 for the first time a appears </text:p>
                  </text:list-item>
                </text:list>
              </text:list-item>
              <text:list-item>
                <text:p>Hence</text:p>
              </text:list-item>
            </text:list>
          </draw:text-box>
        </draw:frame>
        <draw:g>
          <svg:title>TexMaths</svg:title>
          <svg:desc>28§display§E[n (2 \times X.\operatorname{count} - 1)] = \sum_{i=1}^n (2 c(i) - 1)§svg§600§FALSE§</svg:desc>
          <draw:polygon draw:style-name="gr5" draw:text-style-name="P9" draw:layer="layout" svg:width="16.673cm" svg:height="2.691cm" svg:x="5.211cm" svg:y="2.623cm" svg:viewBox="0 0 16674 2692" draw:points="8337,2692 0,2692 0,0 16674,0 16674,2692">
            <text:p/>
          </draw:polygon>
          <draw:path draw:style-name="gr6" draw:text-style-name="P10" draw:layer="layout" svg:width="0.716cm" svg:height="0.671cm" svg:x="5.249cm" svg:y="3.481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6" draw:text-style-name="P10" draw:layer="layout" svg:width="0.136cm" svg:height="0.985cm" svg:x="6.109cm" svg:y="3.412cm" svg:viewBox="0 0 137 986" draw:points="137,986 137,948 40,948 40,40 137,40 137,0 0,0 0,986">
            <text:p/>
          </draw:polygon>
          <draw:path draw:style-name="gr6" draw:text-style-name="P10" draw:layer="layout" svg:width="0.534cm" svg:height="0.447cm" svg:x="6.295cm" svg:y="3.714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cm" svg:height="0.985cm" svg:x="6.956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93cm" svg:height="0.658cm" svg:x="7.29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0" draw:layer="layout" svg:width="0.476cm" svg:height="0.476cm" svg:x="8.096cm" svg:y="3.667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6" draw:text-style-name="P10" draw:layer="layout" svg:width="0.812cm" svg:height="0.674cm" svg:x="8.963cm" svg:y="3.479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6" draw:text-style-name="P10" draw:layer="layout" svg:width="0.107cm" svg:height="0.107cm" svg:x="9.859cm" svg:y="4.046cm" svg:viewBox="0 0 108 108" svg:d="M108 54c0-29-25-54-54-54s-54 25-54 54 25 54 54 54 54-25 54-54z">
            <text:p/>
          </draw:path>
          <draw:path draw:style-name="gr6" draw:text-style-name="P10" draw:layer="layout" svg:width="0.375cm" svg:height="0.454cm" svg:x="10.244cm" svg:y="3.7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10.676cm" svg:y="3.7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47cm" svg:x="11.171cm" svg:y="3.714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0" draw:layer="layout" svg:width="0.496cm" svg:height="0.436cm" svg:x="11.718cm" svg:y="3.7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6" draw:text-style-name="P10" draw:layer="layout" svg:width="0.308cm" svg:height="0.618cm" svg:x="12.224cm" svg:y="3.544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0" draw:layer="layout" svg:width="0.602cm" svg:height="0.042cm" svg:x="12.833cm" svg:y="3.884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3.606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23cm" svg:height="0.985cm" svg:x="14.065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6" draw:text-style-name="P10" draw:layer="layout" svg:width="0.136cm" svg:height="0.985cm" svg:x="14.415cm" svg:y="3.412cm" svg:viewBox="0 0 137 986" draw:points="137,0 0,0 0,40 96,40 96,948 0,948 0,986 137,986">
            <text:p/>
          </draw:polygon>
          <draw:path draw:style-name="gr6" draw:text-style-name="P10" draw:layer="layout" svg:width="0.655cm" svg:height="0.232cm" svg:x="14.995cm" svg:y="3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22cm" svg:height="0.313cm" svg:x="16.478cm" svg:y="2.6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1.312cm" svg:height="1.38cm" svg:x="16.034cm" svg:y="3.214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6" draw:text-style-name="P10" draw:layer="layout" svg:width="0.21cm" svg:height="0.465cm" svg:x="16.084cm" svg:y="4.855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507cm" svg:height="0.187cm" svg:x="16.379cm" svg:y="5.04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7.009cm" svg:y="4.85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3cm" svg:height="0.985cm" svg:x="17.497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93cm" svg:height="0.658cm" svg:x="17.831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6" draw:text-style-name="P10" draw:layer="layout" svg:width="0.384cm" svg:height="0.447cm" svg:x="18.315cm" svg:y="3.714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6" draw:text-style-name="P10" draw:layer="layout" svg:width="0.23cm" svg:height="0.985cm" svg:x="18.798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261cm" svg:height="0.662cm" svg:x="19.112cm" svg:y="3.499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6" draw:text-style-name="P10" draw:layer="layout" svg:width="0.23cm" svg:height="0.985cm" svg:x="19.479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042cm" svg:x="20.104cm" svg:y="3.884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1.094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23cm" svg:height="0.985cm" svg:x="21.556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a} 1 + 3 + 5 + \dots + (2 m_a - 1) = \sum_a m_a^2§svg§600§FALSE§</svg:desc>
          <draw:polygon draw:style-name="gr5" draw:text-style-name="P9" draw:layer="layout" svg:width="25.267cm" svg:height="1.938cm" svg:x="1.825cm" svg:y="13.052cm" svg:viewBox="0 0 25268 1939" draw:points="12635,1939 0,1939 0,0 25268,0 25268,1939">
            <text:p/>
          </draw:polygon>
          <draw:path draw:style-name="gr6" draw:text-style-name="P10" draw:layer="layout" svg:width="0.64cm" svg:height="0.6cm" svg:x="1.859cm" svg:y="13.379cm" svg:viewBox="0 0 641 601" svg:d="M591 395c2-4 4-10 4-12s0-10-10-10c-8 0-10 6-12 10-56 132-89 190-241 190h-128c-12 0-14 0-20 0-8-2-12-2-12-10 0-2 0-4 6-20l60-241h86c76 0 76 18 76 40 0 7 0 17-6 45-2 4-4 6-4 8 0 6 4 10 12 10 6 0 10-4 14-16l50-209c0-4-6-8-12-8-8 0-8 4-12 14-18 68-34 88-116 88h-82l54-212c6-32 8-34 46-34h124c109 0 135 24 135 98 0 20 0 22-2 46 0 6-2 12-2 16s4 10 12 10 10-4 12-22l18-152c2-24-2-24-24-24h-447c-18 0-26 0-26 18 0 10 8 10 24 10 32 0 58 0 58 16 0 2 0 4-4 20l-118 467c-8 36-10 42-80 42-14 0-24 0-24 16 0 12 8 12 24 12h458c21 0 23-2 29-16z">
            <text:p/>
          </draw:path>
          <draw:polygon draw:style-name="gr6" draw:text-style-name="P10" draw:layer="layout" svg:width="0.121cm" svg:height="0.88cm" svg:x="2.628cm" svg:y="13.317cm" svg:viewBox="0 0 122 881" draw:points="122,881 122,847 36,847 36,36 122,36 122,0 0,0 0,881">
            <text:p/>
          </draw:polygon>
          <draw:path draw:style-name="gr6" draw:text-style-name="P10" draw:layer="layout" svg:width="0.477cm" svg:height="0.4cm" svg:x="2.794cm" svg:y="13.587cm" svg:viewBox="0 0 478 401" svg:d="M52 338c-2 15-8 35-8 39 0 16 12 24 26 24 10 0 26-8 32-24 2-2 12-45 18-67l18-80c6-18 12-38 16-58 4-16 10-42 12-44 12-28 58-108 142-108 40 0 48 32 48 62 0 54-42 168-56 204-8 22-10 32-10 42 0 43 32 73 72 73 84 0 116-129 116-137s-8-8-10-8c-10 0-10 2-14 16-18 60-46 109-90 109-14 0-20-8-20-28 0-23 8-45 16-65 16-46 52-144 52-194 0-58-36-94-100-94-80 0-124 56-138 76-4-48-40-76-82-76-40 0-56 34-66 50-14 30-26 82-26 86 0 8 8 8 10 8 10 0 10 0 16-20 14-62 32-104 64-104 18 0 28 10 28 40 0 18-4 28-14 74z">
            <text:p/>
          </draw:path>
          <draw:path draw:style-name="gr6" draw:text-style-name="P10" draw:layer="layout" svg:width="0.205cm" svg:height="0.88cm" svg:x="3.385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6" draw:text-style-name="P10" draw:layer="layout" svg:width="0.351cm" svg:height="0.588cm" svg:x="3.683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6" draw:text-style-name="P10" draw:layer="layout" svg:width="0.425cm" svg:height="0.426cm" svg:x="4.404cm" svg:y="13.545cm" svg:viewBox="0 0 426 427" svg:d="M214 188l-176-176c-12-10-14-12-20-12-10 0-18 8-18 18 0 6 2 8 12 18l176 176-176 179c-10 10-12 12-12 18 0 10 8 18 18 18 6 0 8-2 20-12l174-177 184 183c2 2 8 6 12 6 12 0 18-8 18-18 0-2 0-6-2-10-2-2-142-141-186-187l162-160c4-6 18-18 22-22 0-2 4-6 4-12 0-10-6-18-18-18-6 0-10 4-20 14z">
            <text:p/>
          </draw:path>
          <draw:path draw:style-name="gr6" draw:text-style-name="P10" draw:layer="layout" svg:width="0.726cm" svg:height="0.602cm" svg:x="5.178cm" svg:y="13.375cm" svg:viewBox="0 0 727 603" svg:d="M404 240l-74-176c-4-6-4-10-4-12 0-4 14-22 52-24 8-2 16-2 16-18 0-10-10-10-12-10-36 0-74 2-112 2-22 0-76-2-98-2-6 0-16 0-16 18 0 10 8 10 20 10 54 0 58 8 66 28l104 246-186 201-12 10c-42 46-84 60-128 62-12 2-20 2-20 18 0 2 0 10 12 10 26 0 56-2 82-2 32 0 68 2 98 2 6 0 16 0 16-18 0-8-8-10-10-10-8 0-34-2-34-26 0-14 12-28 22-40l90-96 80-87 90 211c2 10 4 12 4 14 0 6-18 22-52 24-10 2-18 2-18 18 0 10 10 10 14 10 24 0 86-2 111-2 22 0 76 2 98 2 6 0 18 0 18-16 0-12-10-12-16-12-60 0-62-2-76-38-34-82-95-221-115-273 60-62 153-168 181-192 26-20 60-42 112-44 12-2 20-2 20-18 0-2 0-10-12-10-26 0-54 2-82 2-32 0-66-2-98-2-6 0-16 0-16 18 0 6 4 8 10 10 8 0 36 2 36 26 0 14-10 24-18 32z">
            <text:p/>
          </draw:path>
          <draw:path draw:style-name="gr6" draw:text-style-name="P10" draw:layer="layout" svg:width="0.095cm" svg:height="0.095cm" svg:x="5.979cm" svg:y="13.883cm" svg:viewBox="0 0 96 96" svg:d="M96 48c0-26-22-48-48-48s-48 22-48 48 22 48 48 48 48-22 48-48z">
            <text:p/>
          </draw:path>
          <draw:path draw:style-name="gr6" draw:text-style-name="P10" draw:layer="layout" svg:width="0.335cm" svg:height="0.406cm" svg:x="6.324cm" svg:y="13.581cm" svg:viewBox="0 0 336 407" svg:d="M74 204c0-144 72-182 118-182 8 0 64 0 96 32-38 4-42 30-42 42 0 22 16 40 40 40s42-16 42-42c0-60-68-94-136-94-110 0-192 96-192 204 0 114 88 203 190 203 118 0 146-107 146-117 0-8-8-8-10-8-8 0-10 4-12 8-26 83-84 95-116 95-46 0-124-39-124-181z">
            <text:p/>
          </draw:path>
          <draw:path draw:style-name="gr6" draw:text-style-name="P10" draw:layer="layout" svg:width="0.391cm" svg:height="0.406cm" svg:x="6.71cm" svg:y="13.581cm" svg:viewBox="0 0 392 407" svg:d="M392 206c0-112-90-206-196-206-110 0-196 96-196 206 0 114 92 201 196 201 106 0 196-89 196-201zM196 385c-38 0-76-20-100-61-22-38-22-92-22-124 0-34 0-82 20-122 24-40 66-58 102-58 38 0 76 18 100 56 22 38 22 90 22 124 0 32 0 80-20 118-18 41-58 67-102 67z">
            <text:p/>
          </draw:path>
          <draw:path draw:style-name="gr6" draw:text-style-name="P10" draw:layer="layout" svg:width="0.443cm" svg:height="0.4cm" svg:x="7.152cm" svg:y="13.587cm" svg:viewBox="0 0 444 401" svg:d="M316 320v81l128-10v-28c-62 0-68-6-68-49v-314l-130 10v28c62 0 68 6 68 48v158c0 76-42 137-106 137-74 0-78-41-78-87v-294l-130 10v28c68 0 68 2 68 80v132c0 70 0 151 136 151 48 0 88-24 112-81z">
            <text:p/>
          </draw:path>
          <draw:path draw:style-name="gr6" draw:text-style-name="P10" draw:layer="layout" svg:width="0.443cm" svg:height="0.39cm" svg:x="7.641cm" svg:y="13.587cm" svg:viewBox="0 0 444 391" svg:d="M68 86v238c0 39-8 39-68 39v28c30 0 76-2 100-2 22 0 68 2 98 2v-28c-58 0-68 0-68-39v-164c0-92 62-140 118-140s66 48 66 98v206c0 39-10 39-68 39v28c30 0 76-2 100-2 22 0 68 2 98 2v-28c-46 0-68 0-68-27v-168c0-76 0-104-28-136-12-14-42-32-92-32-66 0-106 38-132 92v-92l-124 10v28c62 0 68 6 68 48z">
            <text:p/>
          </draw:path>
          <draw:path draw:style-name="gr6" draw:text-style-name="P10" draw:layer="layout" svg:width="0.275cm" svg:height="0.552cm" svg:x="8.093cm" svg:y="13.435cm" svg:viewBox="0 0 276 553" svg:d="M136 190h126v-28h-126v-162h-22c0 72-28 166-114 170v20h76v243c0 110 82 120 114 120 62 0 86-62 86-120v-50h-22v50c0 64-26 98-58 98-60 0-60-80-60-96z">
            <text:p/>
          </draw:path>
          <draw:path draw:style-name="gr6" draw:text-style-name="P10" draw:layer="layout" svg:width="0.538cm" svg:height="0.037cm" svg:x="8.638cm" svg:y="13.739cm" svg:viewBox="0 0 539 38" svg:d="M509 38c14 0 30 0 30-20 0-18-16-18-30-18h-479c-14 0-30 0-30 18 0 20 16 20 30 20z">
            <text:p/>
          </draw:path>
          <draw:path draw:style-name="gr6" draw:text-style-name="P10" draw:layer="layout" svg:width="0.291cm" svg:height="0.588cm" svg:x="9.329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6" draw:text-style-name="P10" draw:layer="layout" svg:width="0.205cm" svg:height="0.88cm" svg:x="9.739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olygon draw:style-name="gr6" draw:text-style-name="P10" draw:layer="layout" svg:width="0.121cm" svg:height="0.88cm" svg:x="10.051cm" svg:y="13.317cm" svg:viewBox="0 0 122 881" draw:points="122,0 0,0 0,36 86,36 86,847 0,847 0,881 122,881">
            <text:p/>
          </draw:polygon>
          <draw:path draw:style-name="gr6" draw:text-style-name="P10" draw:layer="layout" svg:width="0.586cm" svg:height="0.207cm" svg:x="10.57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6" draw:text-style-name="P10" draw:layer="layout" svg:width="1.172cm" svg:height="1.233cm" svg:x="11.499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6" draw:text-style-name="P10" draw:layer="layout" svg:width="0.315cm" svg:height="0.279cm" svg:x="11.931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6" draw:text-style-name="P10" draw:layer="layout" svg:width="0.291cm" svg:height="0.588cm" svg:x="12.9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6" draw:text-style-name="P10" draw:layer="layout" svg:width="0.586cm" svg:height="0.588cm" svg:x="13.551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0" draw:layer="layout" svg:width="0.365cm" svg:height="0.606cm" svg:x="14.418cm" svg:y="13.391cm" svg:viewBox="0 0 366 607" svg:d="M220 276c72-22 122-84 122-154 0-72-78-122-162-122-90 0-156 52-156 120 0 28 20 46 44 46 28 0 46-20 46-46 0-44-42-44-54-44 26-42 84-54 116-54 36 0 86 20 86 98 0 12-2 62-26 102-26 42-56 44-78 46-6 0-28 2-34 2-8 0-14 2-14 10 0 10 6 10 22 10h38c72 0 106 61 106 147 0 120-62 146-100 146s-104-16-136-68c32 6 58-14 58-48 0-32-22-50-48-50-22 0-50 14-50 52 0 80 82 138 178 138 108 0 188-80 188-170 0-72-56-141-146-161z">
            <text:p/>
          </draw:path>
          <draw:path draw:style-name="gr6" draw:text-style-name="P10" draw:layer="layout" svg:width="0.586cm" svg:height="0.588cm" svg:x="15.065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0" draw:layer="layout" svg:width="0.351cm" svg:height="0.606cm" svg:x="15.94cm" svg:y="13.391cm" svg:viewBox="0 0 352 607" svg:d="M352 411c0-105-72-195-168-195-42 0-80 14-112 46v-172c18 6 48 12 76 12 108 0 170-80 170-92 0-6-2-10-8-10-2 0-4 0-8 2-18 8-60 26-120 26-36 0-76-6-118-24-6-4-8-4-10-4-8 0-8 8-8 22v260c0 16 0 24 12 24 6 0 8-2 10-8 10-14 44-62 114-62 46 0 70 40 76 56 14 34 16 69 16 113 0 30 0 84-22 120-20 34-54 58-94 58-64 0-114-46-130-98 2 0 6 0 16 0 28 0 44-22 44-42 0-22-16-44-44-44-14 0-44 6-44 48 0 74 62 160 160 160 102 0 192-84 192-196z">
            <text:p/>
          </draw:path>
          <draw:path draw:style-name="gr6" draw:text-style-name="P10" draw:layer="layout" svg:width="0.586cm" svg:height="0.588cm" svg:x="16.5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0" draw:layer="layout" svg:width="0.095cm" svg:height="0.095cm" svg:x="17.485cm" svg:y="13.709cm" svg:viewBox="0 0 96 96" svg:d="M96 48c0-26-22-48-48-48s-48 22-48 48 22 48 48 48 48-22 48-48z">
            <text:p/>
          </draw:path>
          <draw:path draw:style-name="gr6" draw:text-style-name="P10" draw:layer="layout" svg:width="0.095cm" svg:height="0.095cm" svg:x="17.878cm" svg:y="13.709cm" svg:viewBox="0 0 96 96" svg:d="M96 48c0-26-22-48-48-48s-48 22-48 48 22 48 48 48 48-22 48-48z">
            <text:p/>
          </draw:path>
          <draw:path draw:style-name="gr6" draw:text-style-name="P10" draw:layer="layout" svg:width="0.095cm" svg:height="0.095cm" svg:x="18.268cm" svg:y="13.709cm" svg:viewBox="0 0 96 96" svg:d="M96 48c0-26-22-48-48-48s-48 22-48 48 22 48 48 48 48-22 48-48z">
            <text:p/>
          </draw:path>
          <draw:path draw:style-name="gr6" draw:text-style-name="P10" draw:layer="layout" svg:width="0.586cm" svg:height="0.588cm" svg:x="18.6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6" draw:text-style-name="P10" draw:layer="layout" svg:width="0.205cm" svg:height="0.88cm" svg:x="19.599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6" draw:text-style-name="P10" draw:layer="layout" svg:width="0.351cm" svg:height="0.588cm" svg:x="19.898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6" draw:text-style-name="P10" draw:layer="layout" svg:width="0.722cm" svg:height="0.4cm" svg:x="20.318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-68 0-113 38-145 86-2-12-4-42-28-64-22-18-50-22-72-22-80 0-124 56-138 76-4-50-42-76-82-76s-56 34-64 50c-16 32-28 84-28 86 0 8 8 8 10 8 10 0 10 0 16-20 14-62 32-104 64-104 14 0 28 6 28 40 0 18-4 28-14 74z">
            <text:p/>
          </draw:path>
          <draw:path draw:style-name="gr6" draw:text-style-name="P10" draw:layer="layout" svg:width="0.315cm" svg:height="0.279cm" svg:x="21.103cm" svg:y="13.837cm" svg:viewBox="0 0 316 280" svg:d="M224 36c-14-20-34-36-64-36-80 0-160 88-160 176 0 60 40 104 94 104 32 0 62-20 88-44 12 38 46 44 64 44 22 0 36-14 48-34 14-24 22-58 22-62 0-8-8-8-10-8-8 0-10 4-14 20-8 30-20 66-46 66-16 0-20-14-20-30 0-10 6-34 10-50s10-42 14-56l12-46c4-16 10-46 10-48 0-14-10-20-20-20s-24 8-28 24zM184 196c-4 18-18 30-32 42-6 4-30 24-56 24-24 0-46-16-46-60 0-32 18-102 32-126 28-50 60-58 78-58 42 0 54 46 54 54 0 2 0 6-2 8z">
            <text:p/>
          </draw:path>
          <draw:path draw:style-name="gr6" draw:text-style-name="P10" draw:layer="layout" svg:width="0.538cm" svg:height="0.037cm" svg:x="21.76cm" svg:y="13.739cm" svg:viewBox="0 0 539 38" svg:d="M509 38c14 0 30 0 30-20 0-18-16-18-30-18h-479c-14 0-30 0-30 18 0 20 16 20 30 20z">
            <text:p/>
          </draw:path>
          <draw:path draw:style-name="gr6" draw:text-style-name="P10" draw:layer="layout" svg:width="0.291cm" svg:height="0.588cm" svg:x="22.6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6" draw:text-style-name="P10" draw:layer="layout" svg:width="0.205cm" svg:height="0.88cm" svg:x="23.057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ath draw:style-name="gr6" draw:text-style-name="P10" draw:layer="layout" svg:width="0.586cm" svg:height="0.207cm" svg:x="23.641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6" draw:text-style-name="P10" draw:layer="layout" svg:width="1.172cm" svg:height="1.233cm" svg:x="24.57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6" draw:text-style-name="P10" draw:layer="layout" svg:width="0.315cm" svg:height="0.279cm" svg:x="25.003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6" draw:text-style-name="P10" draw:layer="layout" svg:width="0.722cm" svg:height="0.4cm" svg:x="25.964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s-113 38-145 86c-2-12-4-42-28-64-22-18-50-22-72-22-80 0-124 56-138 76-4-50-42-76-82-76s-56 34-64 50c-16 32-28 84-28 86 0 8 8 8 10 8 10 0 10 0 16-20 14-62 32-104 64-104 14 0 28 6 28 40 0 18-4 28-14 74z">
            <text:p/>
          </draw:path>
          <draw:path draw:style-name="gr6" draw:text-style-name="P10" draw:layer="layout" svg:width="0.273cm" svg:height="0.41cm" svg:x="26.749cm" svg:y="13.204cm" svg:viewBox="0 0 274 411" svg:d="M274 298h-22c-2 14-8 51-16 57-4 4-52 4-60 4h-114c64-59 86-75 124-105 46-36 88-74 88-134 0-74-66-120-146-120-76 0-128 54-128 110 0 32 26 36 32 36 16 0 34-12 34-34 0-10-4-32-36-32 18-44 60-58 90-58 62 0 94 48 94 98 0 54-38 96-58 120l-150 147c-6 6-6 8-6 24h256z">
            <text:p/>
          </draw:path>
          <draw:path draw:style-name="gr6" draw:text-style-name="P10" draw:layer="layout" svg:width="0.315cm" svg:height="0.279cm" svg:x="26.747cm" svg:y="13.921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4.371cm" svg:x="1.4cm" svg:y="-0.266cm" presentation:class="title">
          <draw:text-box>
            <text:p>For higher order moments<text:line-break/>(v = X.count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<text:span text:style-name="T20">second order</text:span> moment</text:p>
                <text:list>
                  <text:list-item>
                    <text:p><text:span text:style-name="T17">We use </text:span><text:span text:style-name="T16">n(2v-1) = n(v</text:span><text:span text:style-name="T40">2</text:span><text:span text:style-name="T16"> – (v-1)</text:span><text:span text:style-name="T41">2</text:span><text:span text:style-name="T42">)</text:span></text:p>
                  </text:list-item>
                </text:list>
              </text:list-item>
              <text:list-item>
                <text:p><text:s/>For <text:span text:style-name="T20">third order</text:span> moment</text:p>
                <text:list>
                  <text:list-item>
                    <text:p><text:span text:style-name="T17">We use </text:span><text:span text:style-name="T16">n(3v</text:span><text:span text:style-name="T40">2</text:span><text:span text:style-name="T16"> – 3v + 1) = n(v</text:span><text:span text:style-name="T40">3</text:span><text:span text:style-name="T16"> – (v-1)</text:span><text:span text:style-name="T41">3</text:span><text:span text:style-name="T42">)</text:span></text:p>
                  </text:list-item>
                </text:list>
              </text:list-item>
              <text:list-item>
                <text:p><text:span text:style-name="T43">For </text:span><text:span text:style-name="T44">k</text:span><text:span text:style-name="T25">th</text:span><text:span text:style-name="T44"> order</text:span><text:span text:style-name="T43"> moment</text:span></text:p>
                <text:list>
                  <text:list-item>
                    <text:p><text:span text:style-name="T45">We use </text:span><text:span text:style-name="T46">n(v</text:span><text:span text:style-name="T40">k</text:span><text:span text:style-name="T46"> - (v-1)</text:span><text:span text:style-name="T40">k</text:span><text:span text:style-name="T4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or infinite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 a <text:span text:style-name="T20">reservoir sampling</text:span> strategy</text:p>
              </text:list-item>
              <text:list-item>
                <text:p>If we want <text:span text:style-name="T6">s</text:span> samples</text:p>
                <text:list>
                  <text:list-item>
                    <text:p>Pick the first <text:span text:style-name="T6">s</text:span> elements of the stream setting X<text:span text:style-name="T13">i</text:span>.element ← e(i) and X<text:span text:style-name="T13">i</text:span>.count ← 1 for i=1...s</text:p>
                  </text:list-item>
                  <text:list-item>
                    <text:p>When element n+1 arrives</text:p>
                    <text:list>
                      <text:list-item>
                        <text:p>Pick X<text:span text:style-name="T13">n+1</text:span>.element with probability s/(n+1), evicting one of the existing elements at random and setting X.count ← 1</text:p>
                      </text:list-item>
                    </text:list>
                  </text:list-item>
                </text:list>
              </text:list-item>
              <text:list-item>
                <text:p>As before, probability of an element is s/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k<text:span text:style-name="T47">th</text:span> order moments of a strea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FreeSerif1" svg:font-family="FreeSerif" style:font-family-generic="roman"/>
    <style:font-face style:name="Consolas" svg:font-family="Consolas" style:font-family-generic="swiss" style:font-pitch="fixed"/>
    <style:font-face style:name="Corbel1" svg:font-family="Corbel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7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56:43.971938271</dc:date>
    <meta:editing-duration>PT17H30M17S</meta:editing-duration>
    <meta:editing-cycles>126</meta:editing-cycles>
    <meta:generator>LibreOffice/6.4.7.2$Linux_X86_64 LibreOffice_project/40$Build-2</meta:generator>
    <meta:document-statistic meta:object-count="304"/>
  </office:meta>
</office:document-meta>
</file>

<file path=Object 1/content.xml><?xml version="1.0" encoding="utf-8"?>
<math xmlns="http://www.w3.org/1998/Math/MathML" display="block"/>
</file>